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606d" officeooo:paragraph-rsid="001d606d"/>
    </style:style>
    <style:style style:name="P2" style:family="paragraph" style:parent-style-name="Standard">
      <style:text-properties officeooo:rsid="001ee08d" officeooo:paragraph-rsid="001ee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tns and linked lists</text:p>
      <text:p text:style-name="P1"/>
      <text:p text:style-name="P1">csv-comma seperated values\n <text:s text:c="2"/>any spaces are part of the values</text:p>
      <text:p text:style-name="P1">strings passed into the function should be destroyed(outside the function release data)</text:p>
      <text:p text:style-name="P1"/>
      <text:p text:style-name="P1">the info made with create record should eentually be destroyed by destroyrecord</text:p>
      <text:p text:style-name="P1"/>
      <text:p text:style-name="P1">print record makes a string of the contents, you have to print it after</text:p>
      <text:p text:style-name="P1"/>
      <text:p text:style-name="P1"/>
      <text:p text:style-name="P2">main talks to .h and .h talks to .c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31:26.357604922</meta:creation-date>
    <dc:date>2016-03-16T15:09:10.663865500</dc:date>
    <meta:editing-duration>PT22M34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6" meta:word-count="61" meta:character-count="364" meta:non-whitespace-character-count="307"/>
  </office:meta>
</office:document-meta>
</file>